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1" table:style-name="ta1">
        <table:shapes>
          <draw:frame draw:z-index="0" draw:style-name="gr1" draw:text-style-name="P1" svg:width="160.09mm" svg:height="89.95mm" svg:x="481.94mm" svg:y="101.13mm">
            <draw:object draw:notify-on-update-of-ranges="Full1.C26:Full1.C33 Full1.G25:Full1.G25 Full1.G26:Full1.G33 Full1.H25:Full1.H25 Full1.H26:Full1.H33 Full1.I25:Full1.I25 Full1.I26:Full1.I33 Full1.J25:Full1.J25 Full1.J26:Full1.J33 Full1.K25:Full1.K25 Full1.K26:Full1.K33 Full1.L25:Full1.L25 Full1.L26:Full1.L33 Full1.M25:Full1.M25 Full1.M26:Full1.M33 Full1.N25:Full1.N25 Full1.N26:Full1.N33 Full1.O25:Full1.O25 Full1.O26:Full1.O33 Full1.P25:Full1.P25 Full1.P26:Full1.P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89.96mm" svg:x="482.78mm" svg:y="1.06mm">
            <draw:object draw:notify-on-update-of-ranges="Full1.B4:Full1.B8 Full1.G3:Full1.G3 Full1.G4:Full1.G8 Full1.H3:Full1.H3 Full1.H4:Full1.H8 Full1.I3:Full1.I3 Full1.I4:Full1.I8 Full1.J3:Full1.J3 Full1.J4:Full1.J8 Full1.K3:Full1.K3 Full1.K4:Full1.K8 Full1.L3:Full1.L3 Full1.L4:Full1.L8 Full1.M3:Full1.M3 Full1.M4:Full1.M8 Full1.N3:Full1.N3 Full1.N4:Full1.N8 Full1.O3:Full1.O3 Full1.O4:Full1.O8 Full1.P3:Full1.P3 Full1.P4:Full1.P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Varia C</text:p>
          </table:table-cell>
          <table:covered-table-cell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 (1/ndim)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4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(C = 0)</text:p>
          </table:table-cell>
          <table:table-cell table:style-name="ce2" office:value-type="string" calcext:value-type="string">
            <text:p>precision (C = 1)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(C = 0)</text:p>
          </table:table-cell>
          <table:table-cell table:style-name="ce2" office:value-type="string" calcext:value-type="string">
            <text:p>recall (C = 1)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(C = 0)</text:p>
          </table:table-cell>
          <table:table-cell table:style-name="ce2" office:value-type="string" calcext:value-type="string">
            <text:p>f score (C = 1)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425139" calcext:value-type="float">
            <text:p>0,6425139</text:p>
          </table:table-cell>
          <table:table-cell table:style-name="ce3" office:value-type="float" office:value="0.6346922" calcext:value-type="float">
            <text:p>0,6346922</text:p>
          </table:table-cell>
          <table:table-cell table:style-name="ce3" office:value-type="float" office:value="0.6478927" calcext:value-type="float">
            <text:p>0,6478927</text:p>
          </table:table-cell>
          <table:table-cell table:style-name="ce3" table:formula="of:=([.H4]+[.I4])/2" office:value-type="float" office:value="0.64129245" calcext:value-type="float">
            <text:p>0,64129245</text:p>
          </table:table-cell>
          <table:table-cell table:style-name="ce3" office:value-type="float" office:value="0.5534861" calcext:value-type="float">
            <text:p>0,5534861</text:p>
          </table:table-cell>
          <table:table-cell table:style-name="ce3" office:value-type="float" office:value="0.7205966" calcext:value-type="float">
            <text:p>0,7205966</text:p>
          </table:table-cell>
          <table:table-cell table:style-name="ce3" table:formula="of:=([.K4]+[.L4])/2" office:value-type="float" office:value="0.63704135" calcext:value-type="float">
            <text:p>0,63704135</text:p>
          </table:table-cell>
          <table:table-cell table:style-name="ce3" office:value-type="float" office:value="0.5913141" calcext:value-type="float">
            <text:p>0,5913141</text:p>
          </table:table-cell>
          <table:table-cell table:style-name="ce3" office:value-type="float" office:value="0.6823134" calcext:value-type="float">
            <text:p>0,6823134</text:p>
          </table:table-cell>
          <table:table-cell table:style-name="ce3" table:formula="of:=([.N4]+[.O4])/2" office:value-type="float" office:value="0.63681375" calcext:value-type="float">
            <text:p>0,63681375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495895" calcext:value-type="float">
            <text:p>0,6495895</text:p>
          </table:table-cell>
          <table:table-cell table:style-name="ce3" office:value-type="float" office:value="0.6331494" calcext:value-type="float">
            <text:p>0,6331494</text:p>
          </table:table-cell>
          <table:table-cell table:style-name="ce3" office:value-type="float" office:value="0.6624419" calcext:value-type="float">
            <text:p>0,6624419</text:p>
          </table:table-cell>
          <table:table-cell table:style-name="ce3" table:formula="of:=([.H5]+[.I5])/2" office:value-type="float" office:value="0.64779565" calcext:value-type="float">
            <text:p>0,64779565</text:p>
          </table:table-cell>
          <table:table-cell table:style-name="ce3" office:value-type="float" office:value="0.594521" calcext:value-type="float">
            <text:p>0,594521</text:p>
          </table:table-cell>
          <table:table-cell table:style-name="ce3" office:value-type="float" office:value="0.6978693" calcext:value-type="float">
            <text:p>0,6978693</text:p>
          </table:table-cell>
          <table:table-cell table:style-name="ce3" table:formula="of:=([.K5]+[.L5])/2" office:value-type="float" office:value="0.64619515" calcext:value-type="float">
            <text:p>0,64619515</text:p>
          </table:table-cell>
          <table:table-cell table:style-name="ce3" office:value-type="float" office:value="0.6132387" calcext:value-type="float">
            <text:p>0,6132387</text:p>
          </table:table-cell>
          <table:table-cell table:style-name="ce3" office:value-type="float" office:value="0.6796943" calcext:value-type="float">
            <text:p>0,6796943</text:p>
          </table:table-cell>
          <table:table-cell table:style-name="ce3" table:formula="of:=([.N5]+[.O5])/2" office:value-type="float" office:value="0.6464665" calcext:value-type="float">
            <text:p>0,6464665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575353" calcext:value-type="float">
            <text:p>0,6575353</text:p>
          </table:table-cell>
          <table:table-cell table:style-name="ce3" office:value-type="float" office:value="0.6409643" calcext:value-type="float">
            <text:p>0,6409643</text:p>
          </table:table-cell>
          <table:table-cell table:style-name="ce3" office:value-type="float" office:value="0.6706945" calcext:value-type="float">
            <text:p>0,6706945</text:p>
          </table:table-cell>
          <table:table-cell table:style-name="ce3" table:formula="of:=([.H6]+[.I6])/2" office:value-type="float" office:value="0.6558294" calcext:value-type="float">
            <text:p>0,6558294</text:p>
          </table:table-cell>
          <table:table-cell table:style-name="ce3" office:value-type="float" office:value="0.6071747" calcext:value-type="float">
            <text:p>0,6071747</text:p>
          </table:table-cell>
          <table:table-cell table:style-name="ce3" office:value-type="float" office:value="0.7017045" calcext:value-type="float">
            <text:p>0,7017045</text:p>
          </table:table-cell>
          <table:table-cell table:style-name="ce3" table:formula="of:=([.K6]+[.L6])/2" office:value-type="float" office:value="0.6544396" calcext:value-type="float">
            <text:p>0,6544396</text:p>
          </table:table-cell>
          <table:table-cell table:style-name="ce3" office:value-type="float" office:value="0.6236121" calcext:value-type="float">
            <text:p>0,6236121</text:p>
          </table:table-cell>
          <table:table-cell table:style-name="ce3" office:value-type="float" office:value="0.6858492" calcext:value-type="float">
            <text:p>0,6858492</text:p>
          </table:table-cell>
          <table:table-cell table:style-name="ce3" table:formula="of:=([.N6]+[.O6])/2" office:value-type="float" office:value="0.65473065" calcext:value-type="float">
            <text:p>0,65473065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548867" calcext:value-type="float">
            <text:p>0,6548867</text:p>
          </table:table-cell>
          <table:table-cell table:style-name="ce3" office:value-type="float" office:value="0.6319921" calcext:value-type="float">
            <text:p>0,6319921</text:p>
          </table:table-cell>
          <table:table-cell table:style-name="ce3" office:value-type="float" office:value="0.6746004" calcext:value-type="float">
            <text:p>0,6746004</text:p>
          </table:table-cell>
          <table:table-cell table:style-name="ce3" table:formula="of:=([.H7]+[.I7])/2" office:value-type="float" office:value="0.65329625" calcext:value-type="float">
            <text:p>0,65329625</text:p>
          </table:table-cell>
          <table:table-cell table:style-name="ce3" office:value-type="float" office:value="0.6257997" calcext:value-type="float">
            <text:p>0,6257997</text:p>
          </table:table-cell>
          <table:table-cell table:style-name="ce3" office:value-type="float" office:value="0.6803977" calcext:value-type="float">
            <text:p>0,6803977</text:p>
          </table:table-cell>
          <table:table-cell table:style-name="ce3" table:formula="of:=([.K7]+[.L7])/2" office:value-type="float" office:value="0.6530987" calcext:value-type="float">
            <text:p>0,6530987</text:p>
          </table:table-cell>
          <table:table-cell table:style-name="ce3" office:value-type="float" office:value="0.6288807" calcext:value-type="float">
            <text:p>0,6288807</text:p>
          </table:table-cell>
          <table:table-cell table:style-name="ce3" office:value-type="float" office:value="0.6774867" calcext:value-type="float">
            <text:p>0,6774867</text:p>
          </table:table-cell>
          <table:table-cell table:style-name="ce3" table:formula="of:=([.N7]+[.O7])/2" office:value-type="float" office:value="0.6531837" calcext:value-type="float">
            <text:p>0,6531837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499678" calcext:value-type="float">
            <text:p>0,6499678</text:p>
          </table:table-cell>
          <table:table-cell table:style-name="ce3" office:value-type="float" office:value="0.6250202" calcext:value-type="float">
            <text:p>0,6250202</text:p>
          </table:table-cell>
          <table:table-cell table:style-name="ce3" office:value-type="float" office:value="0.6719852" calcext:value-type="float">
            <text:p>0,6719852</text:p>
          </table:table-cell>
          <table:table-cell table:style-name="ce3" table:formula="of:=([.H8]+[.I8])/2" office:value-type="float" office:value="0.6485027" calcext:value-type="float">
            <text:p>0,6485027</text:p>
          </table:table-cell>
          <table:table-cell table:style-name="ce3" office:value-type="float" office:value="0.6270953" calcext:value-type="float">
            <text:p>0,6270953</text:p>
          </table:table-cell>
          <table:table-cell table:style-name="ce3" office:value-type="float" office:value="0.6700284" calcext:value-type="float">
            <text:p>0,6700284</text:p>
          </table:table-cell>
          <table:table-cell table:style-name="ce3" table:formula="of:=([.K8]+[.L8])/2" office:value-type="float" office:value="0.64856185" calcext:value-type="float">
            <text:p>0,64856185</text:p>
          </table:table-cell>
          <table:table-cell table:style-name="ce3" office:value-type="float" office:value="0.626056" calcext:value-type="float">
            <text:p>0,626056</text:p>
          </table:table-cell>
          <table:table-cell table:style-name="ce3" office:value-type="float" office:value="0.6710054" calcext:value-type="float">
            <text:p>0,6710054</text:p>
          </table:table-cell>
          <table:table-cell table:style-name="ce3" table:formula="of:=([.N8]+[.O8])/2" office:value-type="float" office:value="0.6485307" calcext:value-type="float">
            <text:p>0,6485307</text:p>
          </table:table-cell>
          <table:table-cell table:number-columns-repeated="7"/>
        </table:table-row>
        <table:table-row table:style-name="ro1" table:number-rows-repeated="12">
          <table:table-cell table:number-columns-repeated="23"/>
        </table:table-row>
        <table:table-row table:style-name="ro2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 table:number-columns-spanned="2" table:number-rows-spanned="1">
            <text:p>Varia G</text:p>
          </table:table-cell>
          <table:covered-table-cell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 (1/ndim)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4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(C = 0)</text:p>
          </table:table-cell>
          <table:table-cell table:style-name="ce2" office:value-type="string" calcext:value-type="string">
            <text:p>precision (C = 1)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(C = 0)</text:p>
          </table:table-cell>
          <table:table-cell table:style-name="ce2" office:value-type="string" calcext:value-type="string">
            <text:p>recall (C = 1)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(C = 0)</text:p>
          </table:table-cell>
          <table:table-cell table:style-name="ce2" office:value-type="string" calcext:value-type="string">
            <text:p>f score (C = 1)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390625" calcext:value-type="float">
            <text:p>0,0039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498922" calcext:value-type="float">
            <text:p>0,6498922</text:p>
          </table:table-cell>
          <table:table-cell table:style-name="ce3" office:value-type="float" office:value="0.6311017" calcext:value-type="float">
            <text:p>0,6311017</text:p>
          </table:table-cell>
          <table:table-cell table:style-name="ce3" office:value-type="float" office:value="0.6650489" calcext:value-type="float">
            <text:p>0,6650489</text:p>
          </table:table-cell>
          <table:table-cell table:style-name="ce3" table:formula="of:=([.H26]+[.I26])/2" office:value-type="float" office:value="0.6480753" calcext:value-type="float">
            <text:p>0,6480753</text:p>
          </table:table-cell>
          <table:table-cell table:style-name="ce3" office:value-type="float" office:value="0.6031425" calcext:value-type="float">
            <text:p>0,6031425</text:p>
          </table:table-cell>
          <table:table-cell table:style-name="ce3" office:value-type="float" office:value="0.690882" calcext:value-type="float">
            <text:p>0,690882</text:p>
          </table:table-cell>
          <table:table-cell table:style-name="ce3" table:formula="of:=([.K26]+[.L26])/2" office:value-type="float" office:value="0.64701225" calcext:value-type="float">
            <text:p>0,64701225</text:p>
          </table:table-cell>
          <table:table-cell table:style-name="ce3" office:value-type="float" office:value="0.6168054" calcext:value-type="float">
            <text:p>0,6168054</text:p>
          </table:table-cell>
          <table:table-cell table:style-name="ce3" office:value-type="float" office:value="0.6777193" calcext:value-type="float">
            <text:p>0,6777193</text:p>
          </table:table-cell>
          <table:table-cell table:style-name="ce3" table:formula="of:=([.N26]+[.O26])/2" office:value-type="float" office:value="0.64726235" calcext:value-type="float">
            <text:p>0,64726235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78125" calcext:value-type="float">
            <text:p>0,0078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533732" calcext:value-type="float">
            <text:p>0,6533732</text:p>
          </table:table-cell>
          <table:table-cell table:style-name="ce3" office:value-type="float" office:value="0.6374224" calcext:value-type="float">
            <text:p>0,6374224</text:p>
          </table:table-cell>
          <table:table-cell table:style-name="ce3" office:value-type="float" office:value="0.6658354" calcext:value-type="float">
            <text:p>0,6658354</text:p>
          </table:table-cell>
          <table:table-cell table:style-name="ce3" table:formula="of:=([.H27]+[.I27])/2" office:value-type="float" office:value="0.6516289" calcext:value-type="float">
            <text:p>0,6516289</text:p>
          </table:table-cell>
          <table:table-cell table:style-name="ce3" office:value-type="float" office:value="0.598445" calcext:value-type="float">
            <text:p>0,598445</text:p>
          </table:table-cell>
          <table:table-cell table:style-name="ce3" office:value-type="float" office:value="0.7015339" calcext:value-type="float">
            <text:p>0,7015339</text:p>
          </table:table-cell>
          <table:table-cell table:style-name="ce3" table:formula="of:=([.K27]+[.L27])/2" office:value-type="float" office:value="0.64998945" calcext:value-type="float">
            <text:p>0,64998945</text:p>
          </table:table-cell>
          <table:table-cell table:style-name="ce3" office:value-type="float" office:value="0.617319" calcext:value-type="float">
            <text:p>0,617319</text:p>
          </table:table-cell>
          <table:table-cell table:style-name="ce3" office:value-type="float" office:value="0.6832186" calcext:value-type="float">
            <text:p>0,6832186</text:p>
          </table:table-cell>
          <table:table-cell table:style-name="ce3" table:formula="of:=([.N27]+[.O27])/2" office:value-type="float" office:value="0.6502688" calcext:value-type="float">
            <text:p>0,6502688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532218" calcext:value-type="float">
            <text:p>0,6532218</text:p>
          </table:table-cell>
          <table:table-cell table:style-name="ce3" office:value-type="float" office:value="0.6351512" calcext:value-type="float">
            <text:p>0,6351512</text:p>
          </table:table-cell>
          <table:table-cell table:style-name="ce3" office:value-type="float" office:value="0.6677356" calcext:value-type="float">
            <text:p>0,6677356</text:p>
          </table:table-cell>
          <table:table-cell table:style-name="ce3" table:formula="of:=([.H28]+[.I28])/2" office:value-type="float" office:value="0.6514434" calcext:value-type="float">
            <text:p>0,6514434</text:p>
          </table:table-cell>
          <table:table-cell table:style-name="ce3" office:value-type="float" office:value="0.6055722" calcext:value-type="float">
            <text:p>0,6055722</text:p>
          </table:table-cell>
          <table:table-cell table:style-name="ce3" office:value-type="float" office:value="0.6950007" calcext:value-type="float">
            <text:p>0,6950007</text:p>
          </table:table-cell>
          <table:table-cell table:style-name="ce3" table:formula="of:=([.K28]+[.L28])/2" office:value-type="float" office:value="0.65028645" calcext:value-type="float">
            <text:p>0,65028645</text:p>
          </table:table-cell>
          <table:table-cell table:style-name="ce3" office:value-type="float" office:value="0.6200091" calcext:value-type="float">
            <text:p>0,6200091</text:p>
          </table:table-cell>
          <table:table-cell table:style-name="ce3" office:value-type="float" office:value="0.6810954" calcext:value-type="float">
            <text:p>0,6810954</text:p>
          </table:table-cell>
          <table:table-cell table:style-name="ce3" table:formula="of:=([.N28]+[.O28])/2" office:value-type="float" office:value="0.65055225" calcext:value-type="float">
            <text:p>0,65055225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53638" calcext:value-type="float">
            <text:p>0,653638</text:p>
          </table:table-cell>
          <table:table-cell table:style-name="ce3" office:value-type="float" office:value="0.6308499" calcext:value-type="float">
            <text:p>0,6308499</text:p>
          </table:table-cell>
          <table:table-cell table:style-name="ce3" office:value-type="float" office:value="0.6731796" calcext:value-type="float">
            <text:p>0,6731796</text:p>
          </table:table-cell>
          <table:table-cell table:style-name="ce3" table:formula="of:=([.H29]+[.I29])/2" office:value-type="float" office:value="0.65201475" calcext:value-type="float">
            <text:p>0,65201475</text:p>
          </table:table-cell>
          <table:table-cell table:style-name="ce3" office:value-type="float" office:value="0.6233903" calcext:value-type="float">
            <text:p>0,6233903</text:p>
          </table:table-cell>
          <table:table-cell table:style-name="ce3" office:value-type="float" office:value="0.6801591" calcext:value-type="float">
            <text:p>0,6801591</text:p>
          </table:table-cell>
          <table:table-cell table:style-name="ce3" table:formula="of:=([.K29]+[.L29])/2" office:value-type="float" office:value="0.6517747" calcext:value-type="float">
            <text:p>0,6517747</text:p>
          </table:table-cell>
          <table:table-cell table:style-name="ce3" office:value-type="float" office:value="0.6270979" calcext:value-type="float">
            <text:p>0,6270979</text:p>
          </table:table-cell>
          <table:table-cell table:style-name="ce3" office:value-type="float" office:value="0.6766514" calcext:value-type="float">
            <text:p>0,6766514</text:p>
          </table:table-cell>
          <table:table-cell table:style-name="ce3" table:formula="of:=([.N29]+[.O29])/2" office:value-type="float" office:value="0.65187465" calcext:value-type="float">
            <text:p>0,65187465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0.6495895" calcext:value-type="float">
            <text:p>0,6495895</text:p>
          </table:table-cell>
          <table:table-cell table:style-name="ce3" office:value-type="float" office:value="0.6239557" calcext:value-type="float">
            <text:p>0,6239557</text:p>
          </table:table-cell>
          <table:table-cell table:style-name="ce3" office:value-type="float" office:value="0.6724126" calcext:value-type="float">
            <text:p>0,6724126</text:p>
          </table:table-cell>
          <table:table-cell table:style-name="ce3" table:formula="of:=([.H30]+[.I30])/2" office:value-type="float" office:value="0.64818415" calcext:value-type="float">
            <text:p>0,64818415</text:p>
          </table:table-cell>
          <table:table-cell table:style-name="ce3" office:value-type="float" office:value="0.6290597" calcext:value-type="float">
            <text:p>0,6290597</text:p>
          </table:table-cell>
          <table:table-cell table:style-name="ce3" office:value-type="float" office:value="0.6675898" calcext:value-type="float">
            <text:p>0,6675898</text:p>
          </table:table-cell>
          <table:table-cell table:style-name="ce3" table:formula="of:=([.K30]+[.L30])/2" office:value-type="float" office:value="0.64832475" calcext:value-type="float">
            <text:p>0,64832475</text:p>
          </table:table-cell>
          <table:table-cell table:style-name="ce3" office:value-type="float" office:value="0.6264973" calcext:value-type="float">
            <text:p>0,6264973</text:p>
          </table:table-cell>
          <table:table-cell table:style-name="ce3" office:value-type="float" office:value="0.6699925" calcext:value-type="float">
            <text:p>0,6699925</text:p>
          </table:table-cell>
          <table:table-cell table:style-name="ce3" table:formula="of:=([.N30]+[.O30])/2" office:value-type="float" office:value="0.6482449" calcext:value-type="float">
            <text:p>0,648244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25896" calcext:value-type="float">
            <text:p>0,6425896</text:p>
          </table:table-cell>
          <table:table-cell table:style-name="ce3" office:value-type="float" office:value="0.6152929" calcext:value-type="float">
            <text:p>0,6152929</text:p>
          </table:table-cell>
          <table:table-cell table:style-name="ce3" office:value-type="float" office:value="0.6673888" calcext:value-type="float">
            <text:p>0,6673888</text:p>
          </table:table-cell>
          <table:table-cell table:style-name="ce3" table:formula="of:=([.H31]+[.I31])/2" office:value-type="float" office:value="0.64134085" calcext:value-type="float">
            <text:p>0,64134085</text:p>
          </table:table-cell>
          <table:table-cell table:style-name="ce3" office:value-type="float" office:value="0.6269539" calcext:value-type="float">
            <text:p>0,6269539</text:p>
          </table:table-cell>
          <table:table-cell table:style-name="ce3" office:value-type="float" office:value="0.6562988" calcext:value-type="float">
            <text:p>0,6562988</text:p>
          </table:table-cell>
          <table:table-cell table:style-name="ce3" table:formula="of:=([.K31]+[.L31])/2" office:value-type="float" office:value="0.64162635" calcext:value-type="float">
            <text:p>0,64162635</text:p>
          </table:table-cell>
          <table:table-cell table:style-name="ce3" office:value-type="float" office:value="0.6210687" calcext:value-type="float">
            <text:p>0,6210687</text:p>
          </table:table-cell>
          <table:table-cell table:style-name="ce3" office:value-type="float" office:value="0.6617974" calcext:value-type="float">
            <text:p>0,6617974</text:p>
          </table:table-cell>
          <table:table-cell table:style-name="ce3" table:formula="of:=([.N31]+[.O31])/2" office:value-type="float" office:value="0.64143305" calcext:value-type="float">
            <text:p>0,64143305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7141" calcext:value-type="float">
            <text:p>0,637141</text:p>
          </table:table-cell>
          <table:table-cell table:style-name="ce3" office:value-type="float" office:value="0.6094134" calcext:value-type="float">
            <text:p>0,6094134</text:p>
          </table:table-cell>
          <table:table-cell table:style-name="ce3" office:value-type="float" office:value="0.6624006" calcext:value-type="float">
            <text:p>0,6624006</text:p>
          </table:table-cell>
          <table:table-cell table:style-name="ce3" table:formula="of:=([.H32]+[.I32])/2" office:value-type="float" office:value="0.635907" calcext:value-type="float">
            <text:p>0,635907</text:p>
          </table:table-cell>
          <table:table-cell table:style-name="ce3" office:value-type="float" office:value="0.6218515" calcext:value-type="float">
            <text:p>0,6218515</text:p>
          </table:table-cell>
          <table:table-cell table:style-name="ce3" office:value-type="float" office:value="0.6505468" calcext:value-type="float">
            <text:p>0,6505468</text:p>
          </table:table-cell>
          <table:table-cell table:style-name="ce3" table:formula="of:=([.K32]+[.L32])/2" office:value-type="float" office:value="0.63619915" calcext:value-type="float">
            <text:p>0,63619915</text:p>
          </table:table-cell>
          <table:table-cell table:style-name="ce3" office:value-type="float" office:value="0.615569" calcext:value-type="float">
            <text:p>0,615569</text:p>
          </table:table-cell>
          <table:table-cell table:style-name="ce3" office:value-type="float" office:value="0.6564202" calcext:value-type="float">
            <text:p>0,6564202</text:p>
          </table:table-cell>
          <table:table-cell table:style-name="ce3" table:formula="of:=([.N32]+[.O32])/2" office:value-type="float" office:value="0.6359946" calcext:value-type="float">
            <text:p>0,635994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61194" calcext:value-type="float">
            <text:p>0,6361194</text:p>
          </table:table-cell>
          <table:table-cell table:style-name="ce3" office:value-type="float" office:value="0.6080247" calcext:value-type="float">
            <text:p>0,6080247</text:p>
          </table:table-cell>
          <table:table-cell table:style-name="ce3" office:value-type="float" office:value="0.6618575" calcext:value-type="float">
            <text:p>0,6618575</text:p>
          </table:table-cell>
          <table:table-cell table:style-name="ce3" table:formula="of:=([.H33]+[.I33])/2" office:value-type="float" office:value="0.6349411" calcext:value-type="float">
            <text:p>0,6349411</text:p>
          </table:table-cell>
          <table:table-cell table:style-name="ce3" office:value-type="float" office:value="0.6222564" calcext:value-type="float">
            <text:p>0,6222564</text:p>
          </table:table-cell>
          <table:table-cell table:style-name="ce3" office:value-type="float" office:value="0.6482744" calcext:value-type="float">
            <text:p>0,6482744</text:p>
          </table:table-cell>
          <table:table-cell table:style-name="ce3" table:formula="of:=([.K33]+[.L33])/2" office:value-type="float" office:value="0.6352654" calcext:value-type="float">
            <text:p>0,6352654</text:p>
          </table:table-cell>
          <table:table-cell table:style-name="ce3" office:value-type="float" office:value="0.6150582" calcext:value-type="float">
            <text:p>0,6150582</text:p>
          </table:table-cell>
          <table:table-cell table:style-name="ce3" office:value-type="float" office:value="0.6549955" calcext:value-type="float">
            <text:p>0,6549955</text:p>
          </table:table-cell>
          <table:table-cell table:style-name="ce3" table:formula="of:=([.N33]+[.O33])/2" office:value-type="float" office:value="0.63502685" calcext:value-type="float">
            <text:p>0,635026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27:29.956468067</meta:creation-date>
    <dc:date>2016-01-14T22:56:44.741368182</dc:date>
    <meta:editing-duration>PT27M22S</meta:editing-duration>
    <meta:editing-cycles>2</meta:editing-cycles>
    <meta:generator>LibreOffice/4.4.7.2$Linux_X86_64 LibreOffice_project/40m0$Build-2</meta:generator>
    <meta:document-statistic meta:table-count="1" meta:cell-count="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line" chart:style-name="ch1">
        <chart:legend chart:legend-position="end" svg:x="12.126cm" svg:y="1.958cm" style:legend-expansion="high" chart:style-name="ch2"/>
        <chart:plot-area chart:style-name="ch3" table:cell-range-address="Full1.C26:Full1.C33 Full1.G25:Full1.P33" chart:data-source-has-labels="both" svg:x="1.331cm" svg:y="0.179cm" svg:width="10.475cm" svg:height="7.657cm">
          <chartooo:coordinate-region svg:x="2.243cm" svg:y="0.179cm" svg:width="9.323cm" svg:height="6.413cm"/>
          <chart:axis chart:dimension="x" chart:name="primary-x" chart:style-name="ch4" chartooo:axis-type="auto">
            <chartooo:date-scale/>
            <chart:title svg:x="6.392cm" svg:y="8.015cm" chart:style-name="ch5">
              <text:p>G</text:p>
            </chart:title>
            <chart:categories table:cell-range-address="Full1.C26:Full1.C33"/>
          </chart:axis>
          <chart:axis chart:dimension="y" chart:name="primary-y" chart:style-name="ch4">
            <chart:title svg:x="0.451cm" svg:y="4.765cm" chart:style-name="ch6">
              <text:p>Resultats</text:p>
            </chart:title>
            <chart:grid chart:style-name="ch7" chart:class="major"/>
          </chart:axis>
          <chart:series chart:style-name="ch8" chart:values-cell-range-address="Full1.G26:Full1.G33" chart:label-cell-address="Full1.G25:Full1.G25" chart:class="chart:line">
            <chart:data-point chart:repeated="8"/>
          </chart:series>
          <chart:series chart:style-name="ch9" chart:values-cell-range-address="Full1.H26:Full1.H33" chart:label-cell-address="Full1.H25:Full1.H25" chart:class="chart:line">
            <chart:data-point chart:repeated="8"/>
          </chart:series>
          <chart:series chart:style-name="ch10" chart:values-cell-range-address="Full1.I26:Full1.I33" chart:label-cell-address="Full1.I25:Full1.I25" chart:class="chart:line">
            <chart:data-point chart:repeated="8"/>
          </chart:series>
          <chart:series chart:style-name="ch11" chart:values-cell-range-address="Full1.J26:Full1.J33" chart:label-cell-address="Full1.J25:Full1.J25" chart:class="chart:line">
            <chart:data-point chart:repeated="8"/>
          </chart:series>
          <chart:series chart:style-name="ch12" chart:values-cell-range-address="Full1.K26:Full1.K33" chart:label-cell-address="Full1.K25:Full1.K25" chart:class="chart:line">
            <chart:data-point chart:repeated="8"/>
          </chart:series>
          <chart:series chart:style-name="ch13" chart:values-cell-range-address="Full1.L26:Full1.L33" chart:label-cell-address="Full1.L25:Full1.L25" chart:class="chart:line">
            <chart:data-point chart:repeated="8"/>
          </chart:series>
          <chart:series chart:style-name="ch14" chart:values-cell-range-address="Full1.M26:Full1.M33" chart:label-cell-address="Full1.M25:Full1.M25" chart:class="chart:line">
            <chart:data-point chart:repeated="8"/>
          </chart:series>
          <chart:series chart:style-name="ch15" chart:values-cell-range-address="Full1.N26:Full1.N33" chart:label-cell-address="Full1.N25:Full1.N25" chart:class="chart:line">
            <chart:data-point chart:repeated="8"/>
          </chart:series>
          <chart:series chart:style-name="ch16" chart:values-cell-range-address="Full1.O26:Full1.O33" chart:label-cell-address="Full1.O25:Full1.O25" chart:class="chart:line">
            <chart:data-point chart:repeated="8"/>
          </chart:series>
          <chart:series chart:style-name="ch17" chart:values-cell-range-address="Full1.P26:Full1.P33" chart:label-cell-address="Full1.P25:Full1.P25" chart:class="chart:line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Full1.G25:Full1.G25</svg:desc>
                </draw:g>
              </table:table-cell>
              <table:table-cell office:value-type="string">
                <text:p>precision (C = 0)</text:p>
                <draw:g>
                  <svg:desc>Full1.H25:Full1.H25</svg:desc>
                </draw:g>
              </table:table-cell>
              <table:table-cell office:value-type="string">
                <text:p>precision (C = 1)</text:p>
                <draw:g>
                  <svg:desc>Full1.I25:Full1.I25</svg:desc>
                </draw:g>
              </table:table-cell>
              <table:table-cell office:value-type="string">
                <text:p>precision</text:p>
                <draw:g>
                  <svg:desc>Full1.J25:Full1.J25</svg:desc>
                </draw:g>
              </table:table-cell>
              <table:table-cell office:value-type="string">
                <text:p>recall (C = 0)</text:p>
                <draw:g>
                  <svg:desc>Full1.K25:Full1.K25</svg:desc>
                </draw:g>
              </table:table-cell>
              <table:table-cell office:value-type="string">
                <text:p>recall (C = 1)</text:p>
                <draw:g>
                  <svg:desc>Full1.L25:Full1.L25</svg:desc>
                </draw:g>
              </table:table-cell>
              <table:table-cell office:value-type="string">
                <text:p>recall</text:p>
                <draw:g>
                  <svg:desc>Full1.M25:Full1.M25</svg:desc>
                </draw:g>
              </table:table-cell>
              <table:table-cell office:value-type="string">
                <text:p>f score (C = 0)</text:p>
                <draw:g>
                  <svg:desc>Full1.N25:Full1.N25</svg:desc>
                </draw:g>
              </table:table-cell>
              <table:table-cell office:value-type="string">
                <text:p>f score (C = 1)</text:p>
                <draw:g>
                  <svg:desc>Full1.O25:Full1.O25</svg:desc>
                </draw:g>
              </table:table-cell>
              <table:table-cell office:value-type="string">
                <text:p>f score</text:p>
                <draw:g>
                  <svg:desc>Full1.P25:Full1.P25</svg:desc>
                </draw:g>
              </table:table-cell>
            </table:table-row>
          </table:table-header-rows>
          <table:table-rows>
            <table:table-row>
              <table:table-cell office:value-type="float" office:value="0.00390625">
                <text:p>0</text:p>
                <draw:g>
                  <svg:desc>Full1.C26:Full1.C33</svg:desc>
                </draw:g>
              </table:table-cell>
              <table:table-cell office:value-type="float" office:value="0.6498922">
                <text:p>0.6498922</text:p>
                <draw:g>
                  <svg:desc>Full1.G26:Full1.G33</svg:desc>
                </draw:g>
              </table:table-cell>
              <table:table-cell office:value-type="float" office:value="0.6311017">
                <text:p>0.6311017</text:p>
                <draw:g>
                  <svg:desc>Full1.H26:Full1.H33</svg:desc>
                </draw:g>
              </table:table-cell>
              <table:table-cell office:value-type="float" office:value="0.6650489">
                <text:p>0.6650489</text:p>
                <draw:g>
                  <svg:desc>Full1.I26:Full1.I33</svg:desc>
                </draw:g>
              </table:table-cell>
              <table:table-cell office:value-type="float" office:value="0.6480753">
                <text:p>0.6480753</text:p>
                <draw:g>
                  <svg:desc>Full1.J26:Full1.J33</svg:desc>
                </draw:g>
              </table:table-cell>
              <table:table-cell office:value-type="float" office:value="0.6031425">
                <text:p>0.6031425</text:p>
                <draw:g>
                  <svg:desc>Full1.K26:Full1.K33</svg:desc>
                </draw:g>
              </table:table-cell>
              <table:table-cell office:value-type="float" office:value="0.690882">
                <text:p>0.690882</text:p>
                <draw:g>
                  <svg:desc>Full1.L26:Full1.L33</svg:desc>
                </draw:g>
              </table:table-cell>
              <table:table-cell office:value-type="float" office:value="0.64701225">
                <text:p>0.64701225</text:p>
                <draw:g>
                  <svg:desc>Full1.M26:Full1.M33</svg:desc>
                </draw:g>
              </table:table-cell>
              <table:table-cell office:value-type="float" office:value="0.6168054">
                <text:p>0.6168054</text:p>
                <draw:g>
                  <svg:desc>Full1.N26:Full1.N33</svg:desc>
                </draw:g>
              </table:table-cell>
              <table:table-cell office:value-type="float" office:value="0.6777193">
                <text:p>0.6777193</text:p>
                <draw:g>
                  <svg:desc>Full1.O26:Full1.O33</svg:desc>
                </draw:g>
              </table:table-cell>
              <table:table-cell office:value-type="float" office:value="0.64726235">
                <text:p>0.64726235</text:p>
                <draw:g>
                  <svg:desc>Full1.P26:Full1.P33</svg:desc>
                </draw:g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6533732">
                <text:p>0.6533732</text:p>
              </table:table-cell>
              <table:table-cell office:value-type="float" office:value="0.6374224">
                <text:p>0.6374224</text:p>
              </table:table-cell>
              <table:table-cell office:value-type="float" office:value="0.6658354">
                <text:p>0.6658354</text:p>
              </table:table-cell>
              <table:table-cell office:value-type="float" office:value="0.6516289">
                <text:p>0.6516289</text:p>
              </table:table-cell>
              <table:table-cell office:value-type="float" office:value="0.598445">
                <text:p>0.598445</text:p>
              </table:table-cell>
              <table:table-cell office:value-type="float" office:value="0.7015339">
                <text:p>0.7015339</text:p>
              </table:table-cell>
              <table:table-cell office:value-type="float" office:value="0.64998945">
                <text:p>0.64998945</text:p>
              </table:table-cell>
              <table:table-cell office:value-type="float" office:value="0.617319">
                <text:p>0.617319</text:p>
              </table:table-cell>
              <table:table-cell office:value-type="float" office:value="0.6832186">
                <text:p>0.6832186</text:p>
              </table:table-cell>
              <table:table-cell office:value-type="float" office:value="0.6502688">
                <text:p>0.6502688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6532218">
                <text:p>0.6532218</text:p>
              </table:table-cell>
              <table:table-cell office:value-type="float" office:value="0.6351512">
                <text:p>0.6351512</text:p>
              </table:table-cell>
              <table:table-cell office:value-type="float" office:value="0.6677356">
                <text:p>0.6677356</text:p>
              </table:table-cell>
              <table:table-cell office:value-type="float" office:value="0.6514434">
                <text:p>0.6514434</text:p>
              </table:table-cell>
              <table:table-cell office:value-type="float" office:value="0.6055722">
                <text:p>0.6055722</text:p>
              </table:table-cell>
              <table:table-cell office:value-type="float" office:value="0.6950007">
                <text:p>0.6950007</text:p>
              </table:table-cell>
              <table:table-cell office:value-type="float" office:value="0.65028645">
                <text:p>0.65028645</text:p>
              </table:table-cell>
              <table:table-cell office:value-type="float" office:value="0.6200091">
                <text:p>0.6200091</text:p>
              </table:table-cell>
              <table:table-cell office:value-type="float" office:value="0.6810954">
                <text:p>0.6810954</text:p>
              </table:table-cell>
              <table:table-cell office:value-type="float" office:value="0.65055225">
                <text:p>0.6505522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653638">
                <text:p>0.653638</text:p>
              </table:table-cell>
              <table:table-cell office:value-type="float" office:value="0.6308499">
                <text:p>0.6308499</text:p>
              </table:table-cell>
              <table:table-cell office:value-type="float" office:value="0.6731796">
                <text:p>0.6731796</text:p>
              </table:table-cell>
              <table:table-cell office:value-type="float" office:value="0.65201475">
                <text:p>0.65201475</text:p>
              </table:table-cell>
              <table:table-cell office:value-type="float" office:value="0.6233903">
                <text:p>0.6233903</text:p>
              </table:table-cell>
              <table:table-cell office:value-type="float" office:value="0.6801591">
                <text:p>0.6801591</text:p>
              </table:table-cell>
              <table:table-cell office:value-type="float" office:value="0.6517747">
                <text:p>0.6517747</text:p>
              </table:table-cell>
              <table:table-cell office:value-type="float" office:value="0.6270979">
                <text:p>0.6270979</text:p>
              </table:table-cell>
              <table:table-cell office:value-type="float" office:value="0.6766514">
                <text:p>0.6766514</text:p>
              </table:table-cell>
              <table:table-cell office:value-type="float" office:value="0.65187465">
                <text:p>0.65187465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495895">
                <text:p>0.6495895</text:p>
              </table:table-cell>
              <table:table-cell office:value-type="float" office:value="0.6239557">
                <text:p>0.6239557</text:p>
              </table:table-cell>
              <table:table-cell office:value-type="float" office:value="0.6724126">
                <text:p>0.6724126</text:p>
              </table:table-cell>
              <table:table-cell office:value-type="float" office:value="0.64818415">
                <text:p>0.64818415</text:p>
              </table:table-cell>
              <table:table-cell office:value-type="float" office:value="0.6290597">
                <text:p>0.6290597</text:p>
              </table:table-cell>
              <table:table-cell office:value-type="float" office:value="0.6675898">
                <text:p>0.6675898</text:p>
              </table:table-cell>
              <table:table-cell office:value-type="float" office:value="0.64832475">
                <text:p>0.64832475</text:p>
              </table:table-cell>
              <table:table-cell office:value-type="float" office:value="0.6264973">
                <text:p>0.6264973</text:p>
              </table:table-cell>
              <table:table-cell office:value-type="float" office:value="0.6699925">
                <text:p>0.6699925</text:p>
              </table:table-cell>
              <table:table-cell office:value-type="float" office:value="0.6482449">
                <text:p>0.6482449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425896">
                <text:p>0.6425896</text:p>
              </table:table-cell>
              <table:table-cell office:value-type="float" office:value="0.6152929">
                <text:p>0.6152929</text:p>
              </table:table-cell>
              <table:table-cell office:value-type="float" office:value="0.6673888">
                <text:p>0.6673888</text:p>
              </table:table-cell>
              <table:table-cell office:value-type="float" office:value="0.64134085">
                <text:p>0.64134085</text:p>
              </table:table-cell>
              <table:table-cell office:value-type="float" office:value="0.6269539">
                <text:p>0.6269539</text:p>
              </table:table-cell>
              <table:table-cell office:value-type="float" office:value="0.6562988">
                <text:p>0.6562988</text:p>
              </table:table-cell>
              <table:table-cell office:value-type="float" office:value="0.64162635">
                <text:p>0.64162635</text:p>
              </table:table-cell>
              <table:table-cell office:value-type="float" office:value="0.6210687">
                <text:p>0.6210687</text:p>
              </table:table-cell>
              <table:table-cell office:value-type="float" office:value="0.6617974">
                <text:p>0.6617974</text:p>
              </table:table-cell>
              <table:table-cell office:value-type="float" office:value="0.64143305">
                <text:p>0.6414330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37141">
                <text:p>0.637141</text:p>
              </table:table-cell>
              <table:table-cell office:value-type="float" office:value="0.6094134">
                <text:p>0.6094134</text:p>
              </table:table-cell>
              <table:table-cell office:value-type="float" office:value="0.6624006">
                <text:p>0.6624006</text:p>
              </table:table-cell>
              <table:table-cell office:value-type="float" office:value="0.635907">
                <text:p>0.635907</text:p>
              </table:table-cell>
              <table:table-cell office:value-type="float" office:value="0.6218515">
                <text:p>0.6218515</text:p>
              </table:table-cell>
              <table:table-cell office:value-type="float" office:value="0.6505468">
                <text:p>0.6505468</text:p>
              </table:table-cell>
              <table:table-cell office:value-type="float" office:value="0.63619915">
                <text:p>0.63619915</text:p>
              </table:table-cell>
              <table:table-cell office:value-type="float" office:value="0.615569">
                <text:p>0.615569</text:p>
              </table:table-cell>
              <table:table-cell office:value-type="float" office:value="0.6564202">
                <text:p>0.6564202</text:p>
              </table:table-cell>
              <table:table-cell office:value-type="float" office:value="0.6359946">
                <text:p>0.635994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61194">
                <text:p>0.6361194</text:p>
              </table:table-cell>
              <table:table-cell office:value-type="float" office:value="0.6080247">
                <text:p>0.6080247</text:p>
              </table:table-cell>
              <table:table-cell office:value-type="float" office:value="0.6618575">
                <text:p>0.6618575</text:p>
              </table:table-cell>
              <table:table-cell office:value-type="float" office:value="0.6349411">
                <text:p>0.6349411</text:p>
              </table:table-cell>
              <table:table-cell office:value-type="float" office:value="0.6222564">
                <text:p>0.6222564</text:p>
              </table:table-cell>
              <table:table-cell office:value-type="float" office:value="0.6482744">
                <text:p>0.6482744</text:p>
              </table:table-cell>
              <table:table-cell office:value-type="float" office:value="0.6352654">
                <text:p>0.6352654</text:p>
              </table:table-cell>
              <table:table-cell office:value-type="float" office:value="0.6150582">
                <text:p>0.6150582</text:p>
              </table:table-cell>
              <table:table-cell office:value-type="float" office:value="0.6549955">
                <text:p>0.6549955</text:p>
              </table:table-cell>
              <table:table-cell office:value-type="float" office:value="0.63502685">
                <text:p>0.63502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line" chart:style-name="ch1">
        <chart:legend chart:legend-position="end" svg:x="12.126cm" svg:y="1.958cm" style:legend-expansion="high" chart:style-name="ch2"/>
        <chart:plot-area chart:style-name="ch3" table:cell-range-address="Full1.B4:Full1.B8 Full1.G3:Full1.P8" chart:data-source-has-labels="both" svg:x="1.331cm" svg:y="0.179cm" svg:width="10.475cm" svg:height="7.658cm">
          <chartooo:coordinate-region svg:x="2.243cm" svg:y="0.378cm" svg:width="9.283cm" svg:height="6.812cm"/>
          <chart:axis chart:dimension="x" chart:name="primary-x" chart:style-name="ch4" chartooo:axis-type="auto">
            <chartooo:date-scale/>
            <chart:title svg:x="6.392cm" svg:y="8.016cm" chart:style-name="ch5">
              <text:p>C</text:p>
            </chart:title>
            <chart:categories table:cell-range-address="Full1.B4:Full1.B8"/>
          </chart:axis>
          <chart:axis chart:dimension="y" chart:name="primary-y" chart:style-name="ch6">
            <chart:title svg:x="0.451cm" svg:y="4.674cm" chart:style-name="ch7">
              <text:p>Resultat</text:p>
            </chart:title>
            <chart:grid chart:style-name="ch8" chart:class="major"/>
          </chart:axis>
          <chart:series chart:style-name="ch9" chart:values-cell-range-address="Full1.G4:Full1.G8" chart:label-cell-address="Full1.G3:Full1.G3" chart:class="chart:line">
            <chart:data-point chart:repeated="5"/>
          </chart:series>
          <chart:series chart:style-name="ch10" chart:values-cell-range-address="Full1.H4:Full1.H8" chart:label-cell-address="Full1.H3:Full1.H3" chart:class="chart:line">
            <chart:data-point chart:repeated="5"/>
          </chart:series>
          <chart:series chart:style-name="ch11" chart:values-cell-range-address="Full1.I4:Full1.I8" chart:label-cell-address="Full1.I3:Full1.I3" chart:class="chart:line">
            <chart:data-point chart:repeated="5"/>
          </chart:series>
          <chart:series chart:style-name="ch12" chart:values-cell-range-address="Full1.J4:Full1.J8" chart:label-cell-address="Full1.J3:Full1.J3" chart:class="chart:line">
            <chart:data-point chart:repeated="5"/>
          </chart:series>
          <chart:series chart:style-name="ch13" chart:values-cell-range-address="Full1.K4:Full1.K8" chart:label-cell-address="Full1.K3:Full1.K3" chart:class="chart:line">
            <chart:data-point chart:repeated="5"/>
          </chart:series>
          <chart:series chart:style-name="ch14" chart:values-cell-range-address="Full1.L4:Full1.L8" chart:label-cell-address="Full1.L3:Full1.L3" chart:class="chart:line">
            <chart:data-point chart:repeated="5"/>
          </chart:series>
          <chart:series chart:style-name="ch15" chart:values-cell-range-address="Full1.M4:Full1.M8" chart:label-cell-address="Full1.M3:Full1.M3" chart:class="chart:line">
            <chart:data-point chart:repeated="5"/>
          </chart:series>
          <chart:series chart:style-name="ch16" chart:values-cell-range-address="Full1.N4:Full1.N8" chart:label-cell-address="Full1.N3:Full1.N3" chart:class="chart:line">
            <chart:data-point chart:repeated="5"/>
          </chart:series>
          <chart:series chart:style-name="ch17" chart:values-cell-range-address="Full1.O4:Full1.O8" chart:label-cell-address="Full1.O3:Full1.O3" chart:class="chart:line">
            <chart:data-point chart:repeated="5"/>
          </chart:series>
          <chart:series chart:style-name="ch18" chart:values-cell-range-address="Full1.P4:Full1.P8" chart:label-cell-address="Full1.P3:Full1.P3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Full1.G3:Full1.G3</svg:desc>
                </draw:g>
              </table:table-cell>
              <table:table-cell office:value-type="string">
                <text:p>precision (C = 0)</text:p>
                <draw:g>
                  <svg:desc>Full1.H3:Full1.H3</svg:desc>
                </draw:g>
              </table:table-cell>
              <table:table-cell office:value-type="string">
                <text:p>precision (C = 1)</text:p>
                <draw:g>
                  <svg:desc>Full1.I3:Full1.I3</svg:desc>
                </draw:g>
              </table:table-cell>
              <table:table-cell office:value-type="string">
                <text:p>precision</text:p>
                <draw:g>
                  <svg:desc>Full1.J3:Full1.J3</svg:desc>
                </draw:g>
              </table:table-cell>
              <table:table-cell office:value-type="string">
                <text:p>recall (C = 0)</text:p>
                <draw:g>
                  <svg:desc>Full1.K3:Full1.K3</svg:desc>
                </draw:g>
              </table:table-cell>
              <table:table-cell office:value-type="string">
                <text:p>recall (C = 1)</text:p>
                <draw:g>
                  <svg:desc>Full1.L3:Full1.L3</svg:desc>
                </draw:g>
              </table:table-cell>
              <table:table-cell office:value-type="string">
                <text:p>recall</text:p>
                <draw:g>
                  <svg:desc>Full1.M3:Full1.M3</svg:desc>
                </draw:g>
              </table:table-cell>
              <table:table-cell office:value-type="string">
                <text:p>f score (C = 0)</text:p>
                <draw:g>
                  <svg:desc>Full1.N3:Full1.N3</svg:desc>
                </draw:g>
              </table:table-cell>
              <table:table-cell office:value-type="string">
                <text:p>f score (C = 1)</text:p>
                <draw:g>
                  <svg:desc>Full1.O3:Full1.O3</svg:desc>
                </draw:g>
              </table:table-cell>
              <table:table-cell office:value-type="string">
                <text:p>f score</text:p>
                <draw:g>
                  <svg:desc>Full1.P3:Full1.P3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Full1.B4:Full1.B8</svg:desc>
                </draw:g>
              </table:table-cell>
              <table:table-cell office:value-type="float" office:value="0.6425139">
                <text:p>0.6425139</text:p>
                <draw:g>
                  <svg:desc>Full1.G4:Full1.G8</svg:desc>
                </draw:g>
              </table:table-cell>
              <table:table-cell office:value-type="float" office:value="0.6346922">
                <text:p>0.6346922</text:p>
                <draw:g>
                  <svg:desc>Full1.H4:Full1.H8</svg:desc>
                </draw:g>
              </table:table-cell>
              <table:table-cell office:value-type="float" office:value="0.6478927">
                <text:p>0.6478927</text:p>
                <draw:g>
                  <svg:desc>Full1.I4:Full1.I8</svg:desc>
                </draw:g>
              </table:table-cell>
              <table:table-cell office:value-type="float" office:value="0.64129245">
                <text:p>0.64129245</text:p>
                <draw:g>
                  <svg:desc>Full1.J4:Full1.J8</svg:desc>
                </draw:g>
              </table:table-cell>
              <table:table-cell office:value-type="float" office:value="0.5534861">
                <text:p>0.5534861</text:p>
                <draw:g>
                  <svg:desc>Full1.K4:Full1.K8</svg:desc>
                </draw:g>
              </table:table-cell>
              <table:table-cell office:value-type="float" office:value="0.7205966">
                <text:p>0.7205966</text:p>
                <draw:g>
                  <svg:desc>Full1.L4:Full1.L8</svg:desc>
                </draw:g>
              </table:table-cell>
              <table:table-cell office:value-type="float" office:value="0.63704135">
                <text:p>0.63704135</text:p>
                <draw:g>
                  <svg:desc>Full1.M4:Full1.M8</svg:desc>
                </draw:g>
              </table:table-cell>
              <table:table-cell office:value-type="float" office:value="0.5913141">
                <text:p>0.5913141</text:p>
                <draw:g>
                  <svg:desc>Full1.N4:Full1.N8</svg:desc>
                </draw:g>
              </table:table-cell>
              <table:table-cell office:value-type="float" office:value="0.6823134">
                <text:p>0.6823134</text:p>
                <draw:g>
                  <svg:desc>Full1.O4:Full1.O8</svg:desc>
                </draw:g>
              </table:table-cell>
              <table:table-cell office:value-type="float" office:value="0.63681375">
                <text:p>0.63681375</text:p>
                <draw:g>
                  <svg:desc>Full1.P4:Full1.P8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6495895">
                <text:p>0.6495895</text:p>
              </table:table-cell>
              <table:table-cell office:value-type="float" office:value="0.6331494">
                <text:p>0.6331494</text:p>
              </table:table-cell>
              <table:table-cell office:value-type="float" office:value="0.6624419">
                <text:p>0.6624419</text:p>
              </table:table-cell>
              <table:table-cell office:value-type="float" office:value="0.64779565">
                <text:p>0.64779565</text:p>
              </table:table-cell>
              <table:table-cell office:value-type="float" office:value="0.594521">
                <text:p>0.594521</text:p>
              </table:table-cell>
              <table:table-cell office:value-type="float" office:value="0.6978693">
                <text:p>0.6978693</text:p>
              </table:table-cell>
              <table:table-cell office:value-type="float" office:value="0.64619515">
                <text:p>0.64619515</text:p>
              </table:table-cell>
              <table:table-cell office:value-type="float" office:value="0.6132387">
                <text:p>0.6132387</text:p>
              </table:table-cell>
              <table:table-cell office:value-type="float" office:value="0.6796943">
                <text:p>0.6796943</text:p>
              </table:table-cell>
              <table:table-cell office:value-type="float" office:value="0.6464665">
                <text:p>0.646466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75353">
                <text:p>0.6575353</text:p>
              </table:table-cell>
              <table:table-cell office:value-type="float" office:value="0.6409643">
                <text:p>0.6409643</text:p>
              </table:table-cell>
              <table:table-cell office:value-type="float" office:value="0.6706945">
                <text:p>0.6706945</text:p>
              </table:table-cell>
              <table:table-cell office:value-type="float" office:value="0.6558294">
                <text:p>0.6558294</text:p>
              </table:table-cell>
              <table:table-cell office:value-type="float" office:value="0.6071747">
                <text:p>0.6071747</text:p>
              </table:table-cell>
              <table:table-cell office:value-type="float" office:value="0.7017045">
                <text:p>0.7017045</text:p>
              </table:table-cell>
              <table:table-cell office:value-type="float" office:value="0.6544396">
                <text:p>0.6544396</text:p>
              </table:table-cell>
              <table:table-cell office:value-type="float" office:value="0.6236121">
                <text:p>0.6236121</text:p>
              </table:table-cell>
              <table:table-cell office:value-type="float" office:value="0.6858492">
                <text:p>0.6858492</text:p>
              </table:table-cell>
              <table:table-cell office:value-type="float" office:value="0.65473065">
                <text:p>0.654730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48867">
                <text:p>0.6548867</text:p>
              </table:table-cell>
              <table:table-cell office:value-type="float" office:value="0.6319921">
                <text:p>0.6319921</text:p>
              </table:table-cell>
              <table:table-cell office:value-type="float" office:value="0.6746004">
                <text:p>0.6746004</text:p>
              </table:table-cell>
              <table:table-cell office:value-type="float" office:value="0.65329625">
                <text:p>0.65329625</text:p>
              </table:table-cell>
              <table:table-cell office:value-type="float" office:value="0.6257997">
                <text:p>0.6257997</text:p>
              </table:table-cell>
              <table:table-cell office:value-type="float" office:value="0.6803977">
                <text:p>0.6803977</text:p>
              </table:table-cell>
              <table:table-cell office:value-type="float" office:value="0.6530987">
                <text:p>0.6530987</text:p>
              </table:table-cell>
              <table:table-cell office:value-type="float" office:value="0.6288807">
                <text:p>0.6288807</text:p>
              </table:table-cell>
              <table:table-cell office:value-type="float" office:value="0.6774867">
                <text:p>0.6774867</text:p>
              </table:table-cell>
              <table:table-cell office:value-type="float" office:value="0.6531837">
                <text:p>0.65318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99678">
                <text:p>0.6499678</text:p>
              </table:table-cell>
              <table:table-cell office:value-type="float" office:value="0.6250202">
                <text:p>0.6250202</text:p>
              </table:table-cell>
              <table:table-cell office:value-type="float" office:value="0.6719852">
                <text:p>0.6719852</text:p>
              </table:table-cell>
              <table:table-cell office:value-type="float" office:value="0.6485027">
                <text:p>0.6485027</text:p>
              </table:table-cell>
              <table:table-cell office:value-type="float" office:value="0.6270953">
                <text:p>0.6270953</text:p>
              </table:table-cell>
              <table:table-cell office:value-type="float" office:value="0.6700284">
                <text:p>0.6700284</text:p>
              </table:table-cell>
              <table:table-cell office:value-type="float" office:value="0.64856185">
                <text:p>0.64856185</text:p>
              </table:table-cell>
              <table:table-cell office:value-type="float" office:value="0.626056">
                <text:p>0.626056</text:p>
              </table:table-cell>
              <table:table-cell office:value-type="float" office:value="0.6710054">
                <text:p>0.6710054</text:p>
              </table:table-cell>
              <table:table-cell office:value-type="float" office:value="0.6485307">
                <text:p>0.6485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